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761ec"/>
    </style:style>
    <style:style style:name="P8" style:family="paragraph" style:parent-style-name="Text_20_body">
      <style:text-properties officeooo:rsid="00597de7" officeooo:paragraph-rsid="0069124c"/>
    </style:style>
    <style:style style:name="P9" style:family="paragraph" style:parent-style-name="Text_20_body">
      <style:text-properties officeooo:rsid="00552f1e" officeooo:paragraph-rsid="005e365e"/>
    </style:style>
    <style:style style:name="P10" style:family="paragraph" style:parent-style-name="Text_20_body">
      <style:text-properties officeooo:rsid="00552f1e" officeooo:paragraph-rsid="00633b84"/>
    </style:style>
    <style:style style:name="P11" style:family="paragraph" style:parent-style-name="Text_20_body">
      <style:text-properties officeooo:rsid="00552f1e" officeooo:paragraph-rsid="006761ec"/>
    </style:style>
    <style:style style:name="P12" style:family="paragraph" style:parent-style-name="Text_20_body">
      <style:text-properties officeooo:rsid="005edef3" officeooo:paragraph-rsid="005e365e"/>
    </style:style>
    <style:style style:name="P13" style:family="paragraph" style:parent-style-name="Text_20_body">
      <style:text-properties officeooo:rsid="005dab6b" officeooo:paragraph-rsid="005e365e"/>
    </style:style>
    <style:style style:name="P14" style:family="paragraph" style:parent-style-name="Text_20_body">
      <style:text-properties officeooo:paragraph-rsid="006761ec"/>
    </style:style>
    <style:style style:name="P15" style:family="paragraph" style:parent-style-name="Text_20_body">
      <style:text-properties officeooo:rsid="00624410" officeooo:paragraph-rsid="006761ec"/>
    </style:style>
    <style:style style:name="P16" style:family="paragraph" style:parent-style-name="Text_20_body">
      <style:text-properties officeooo:rsid="0063d15a" officeooo:paragraph-rsid="00683a7c"/>
    </style:style>
    <style:style style:name="P17" style:family="paragraph" style:parent-style-name="Text_20_body">
      <style:text-properties officeooo:rsid="0065aef3" officeooo:paragraph-rsid="0069124c"/>
    </style:style>
    <style:style style:name="P18" style:family="paragraph" style:parent-style-name="Text_20_body">
      <style:text-properties officeooo:rsid="005e365e" officeooo:paragraph-rsid="005e365e"/>
    </style:style>
    <style:style style:name="P19" style:family="paragraph" style:parent-style-name="Text_20_body">
      <style:text-properties officeooo:rsid="00607a95" officeooo:paragraph-rsid="0061d451"/>
    </style:style>
    <style:style style:name="P20" style:family="paragraph" style:parent-style-name="Text_20_body">
      <style:text-properties officeooo:rsid="00633b84" officeooo:paragraph-rsid="00633b84"/>
    </style:style>
    <style:style style:name="P21" style:family="paragraph" style:parent-style-name="Text_20_body">
      <style:text-properties officeooo:rsid="006761ec" officeooo:paragraph-rsid="006761ec"/>
    </style:style>
    <style:style style:name="P22" style:family="paragraph" style:parent-style-name="Text_20_body">
      <style:text-properties officeooo:rsid="0061d451" officeooo:paragraph-rsid="0061d451"/>
    </style:style>
    <style:style style:name="P23" style:family="paragraph" style:parent-style-name="DocText">
      <style:text-properties style:text-position="0% 100%" style:font-name="Garamond" officeooo:rsid="005edef3" officeooo:paragraph-rsid="006761ec"/>
    </style:style>
    <style:style style:name="P24" style:family="paragraph" style:parent-style-name="DocText">
      <style:text-properties style:text-position="0% 100%" style:font-name="Garamond" officeooo:rsid="00624410" officeooo:paragraph-rsid="006761ec"/>
    </style:style>
    <style:style style:name="P25" style:family="paragraph" style:parent-style-name="DocText">
      <style:text-properties style:text-position="0% 100%" style:font-name="Garamond" officeooo:rsid="00624410" officeooo:paragraph-rsid="00683a7c"/>
    </style:style>
    <style:style style:name="P26" style:family="paragraph" style:parent-style-name="DocText">
      <style:text-properties style:text-position="0% 100%" style:font-name="Garamond" officeooo:rsid="00644f63" officeooo:paragraph-rsid="00683a7c"/>
    </style:style>
    <style:style style:name="P27" style:family="paragraph" style:parent-style-name="DocText">
      <style:text-properties style:text-position="0% 100%" officeooo:rsid="00647331"/>
    </style:style>
    <style:style style:name="P28" style:family="paragraph" style:parent-style-name="DocText">
      <style:text-properties officeooo:rsid="006403f5"/>
    </style:style>
    <style:style style:name="P29" style:family="paragraph" style:parent-style-name="DocText">
      <style:text-properties style:font-name="Garamond" officeooo:rsid="006761ec"/>
    </style:style>
    <style:style style:name="P30" style:family="paragraph" style:parent-style-name="DocEquation">
      <style:text-properties officeooo:paragraph-rsid="005e365e"/>
    </style:style>
    <style:style style:name="P31" style:family="paragraph" style:parent-style-name="DocEquation">
      <style:text-properties officeooo:paragraph-rsid="006761ec"/>
    </style:style>
    <style:style style:name="P32" style:family="paragraph" style:parent-style-name="DocEquation">
      <style:text-properties officeooo:paragraph-rsid="00683a7c"/>
    </style:style>
    <style:style style:name="P33" style:family="paragraph" style:parent-style-name="DocEquation">
      <style:text-properties officeooo:paragraph-rsid="0069124c"/>
    </style:style>
    <style:style style:name="P34" style:family="paragraph" style:parent-style-name="DocVariableDef">
      <style:text-properties officeooo:rsid="005edef3" officeooo:paragraph-rsid="005e365e"/>
    </style:style>
    <style:style style:name="P35" style:family="paragraph" style:parent-style-name="DocVariableDef">
      <style:text-properties officeooo:rsid="005edef3" officeooo:paragraph-rsid="006761ec"/>
    </style:style>
    <style:style style:name="P36" style:family="paragraph" style:parent-style-name="DocVariableDef">
      <style:text-properties officeooo:rsid="005edef3" officeooo:paragraph-rsid="0069124c"/>
    </style:style>
    <style:style style:name="P37" style:family="paragraph" style:parent-style-name="DocVariableDef">
      <style:text-properties officeooo:paragraph-rsid="00647331"/>
    </style:style>
    <style:style style:name="P38" style:family="paragraph" style:parent-style-name="DocVariableDef">
      <style:text-properties style:text-position="0% 100%" officeooo:rsid="005edef3" officeooo:paragraph-rsid="006761ec"/>
    </style:style>
    <style:style style:name="P39" style:family="paragraph" style:parent-style-name="DocVariableDef">
      <style:text-properties style:text-position="0% 100%" style:font-name="Garamond" officeooo:rsid="0063d15a" officeooo:paragraph-rsid="006761ec"/>
    </style:style>
    <style:style style:name="P40" style:family="paragraph" style:parent-style-name="DocVariableDef">
      <style:text-properties style:text-position="0% 100%" style:font-name="Garamond" officeooo:rsid="0063d15a" officeooo:paragraph-rsid="00683a7c"/>
    </style:style>
    <style:style style:name="P41" style:family="paragraph" style:parent-style-name="DocVariableDef">
      <style:text-properties style:text-position="0% 100%" style:font-name="Garamond" officeooo:rsid="00624410" officeooo:paragraph-rsid="006761ec"/>
    </style:style>
    <style:style style:name="P42" style:family="paragraph" style:parent-style-name="DocVariableDef">
      <style:text-properties style:text-position="0% 100%" style:font-name="Garamond" officeooo:rsid="00624410" officeooo:paragraph-rsid="00683a7c"/>
    </style:style>
    <style:style style:name="P43" style:family="paragraph" style:parent-style-name="DocVariableDef">
      <style:text-properties style:text-position="0% 100%" style:font-name="Garamond" officeooo:rsid="0065aef3" officeooo:paragraph-rsid="00683a7c"/>
    </style:style>
    <style:style style:name="P44" style:family="paragraph" style:parent-style-name="DocVariableDef">
      <style:text-properties style:text-position="0% 100%" style:font-name="Garamond" officeooo:rsid="00683a7c" officeooo:paragraph-rsid="00683a7c"/>
    </style:style>
    <style:style style:name="P45" style:family="paragraph" style:parent-style-name="DocVariableDef">
      <style:text-properties style:text-position="0% 100%" officeooo:rsid="0066045f"/>
    </style:style>
    <style:style style:name="P46" style:family="paragraph" style:parent-style-name="DocVariableDef">
      <style:text-properties style:text-position="0% 100%" officeooo:rsid="0066045f" officeooo:paragraph-rsid="0066045f"/>
    </style:style>
    <style:style style:name="P47" style:family="paragraph" style:parent-style-name="DocVariableDef">
      <style:text-properties officeooo:paragraph-rsid="006761ec"/>
    </style:style>
    <style:style style:name="P48" style:family="paragraph" style:parent-style-name="DocVariableDef">
      <style:text-properties officeooo:rsid="00624410" officeooo:paragraph-rsid="006761ec"/>
    </style:style>
    <style:style style:name="P49" style:family="paragraph" style:parent-style-name="DocVariableDef">
      <style:text-properties officeooo:rsid="0063d15a" officeooo:paragraph-rsid="00683a7c"/>
    </style:style>
    <style:style style:name="P50" style:family="paragraph" style:parent-style-name="DocVariableDef">
      <style:text-properties officeooo:rsid="0065eb3d" officeooo:paragraph-rsid="0069124c"/>
    </style:style>
    <style:style style:name="P51" style:family="paragraph" style:parent-style-name="DocVariableDef">
      <style:text-properties officeooo:rsid="00647331"/>
    </style:style>
    <style:style style:name="P52" style:family="paragraph" style:parent-style-name="DocVariableDef">
      <style:text-properties officeooo:rsid="00647331" officeooo:paragraph-rsid="00647331"/>
    </style:style>
    <style:style style:name="P53" style:family="paragraph" style:parent-style-name="DocVariableDef">
      <style:text-properties officeooo:rsid="006761ec"/>
    </style:style>
    <style:style style:name="P54" style:family="paragraph" style:parent-style-name="DocVariableDef">
      <style:text-properties style:font-name="Garamond" officeooo:rsid="006761ec"/>
    </style:style>
    <style:style style:name="P55" style:family="paragraph" style:parent-style-name="DocVariableDef">
      <style:text-properties officeooo:rsid="00683a7c"/>
    </style:style>
    <style:style style:name="P56" style:family="paragraph" style:parent-style-name="DocVariableDef">
      <style:text-properties officeooo:rsid="0065aef3" officeooo:paragraph-rsid="0069124c"/>
    </style:style>
    <style:style style:name="P57" style:family="paragraph" style:parent-style-name="DocVariableDef">
      <style:text-properties officeooo:paragraph-rsid="00683a7c"/>
    </style:style>
    <style:style style:name="P58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rsid="00585851" officeooo:paragraph-rsid="00683a7c"/>
    </style:style>
    <style:style style:name="P59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683a7c"/>
    </style:style>
    <style:style style:name="P60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style:text-position="0% 100%" style:font-name="Garamond" officeooo:rsid="00624410" officeooo:paragraph-rsid="006cae6d"/>
    </style:style>
    <style:style style:name="P61" style:family="paragraph" style:parent-style-name="DocNote">
      <style:text-properties style:text-position="0% 100%" style:font-name="Garamond" officeooo:rsid="00607c83" officeooo:paragraph-rsid="006761ec"/>
    </style:style>
    <style:style style:name="P62" style:family="paragraph" style:parent-style-name="DocWarning">
      <style:text-properties style:text-position="0% 100%" style:font-name="Garamond" officeooo:rsid="006761ec" officeooo:paragraph-rsid="006761ec"/>
    </style:style>
    <style:style style:name="P63" style:family="paragraph" style:parent-style-name="DocVariableDef">
      <style:text-properties style:text-position="0% 100%" style:font-name="Garamond" officeooo:rsid="006aff34" officeooo:paragraph-rsid="006c898f"/>
    </style:style>
    <style:style style:name="P64" style:family="paragraph" style:parent-style-name="DocVariableDef">
      <style:text-properties style:text-position="0% 100%" style:font-name="Garamond" officeooo:rsid="006aff34" officeooo:paragraph-rsid="006cae6d"/>
    </style:style>
    <style:style style:name="P65" style:family="paragraph" style:parent-style-name="Text_20_body" style:list-style-name="L1">
      <style:text-properties officeooo:rsid="005e365e" officeooo:paragraph-rsid="005e365e"/>
    </style:style>
    <style:style style:name="P66" style:family="paragraph" style:parent-style-name="Text_20_body" style:list-style-name="L2">
      <style:text-properties officeooo:rsid="005e365e" officeooo:paragraph-rsid="005e365e"/>
    </style:style>
    <style:style style:name="P67" style:family="paragraph" style:parent-style-name="Text_20_body" style:list-style-name="L1">
      <style:text-properties officeooo:rsid="00607a95" officeooo:paragraph-rsid="00607a95"/>
    </style:style>
    <style:style style:name="P68" style:family="paragraph" style:parent-style-name="Text_20_body" style:list-style-name="L1">
      <style:text-properties officeooo:rsid="006403f5" officeooo:paragraph-rsid="006403f5"/>
    </style:style>
    <style:style style:name="P69" style:family="paragraph" style:parent-style-name="Text_20_body" style:list-style-name="L2">
      <style:text-properties officeooo:rsid="005edef3" officeooo:paragraph-rsid="005e365e"/>
    </style:style>
    <style:style style:name="P70" style:family="paragraph" style:parent-style-name="Text_20_body" style:list-style-name="L2">
      <style:text-properties officeooo:rsid="005841f3" officeooo:paragraph-rsid="005e365e"/>
    </style:style>
    <style:style style:name="P71" style:family="paragraph" style:parent-style-name="DocHeading2">
      <style:text-properties officeooo:rsid="00552f1e" officeooo:paragraph-rsid="00552f1e"/>
    </style:style>
    <style:style style:name="P72" style:family="paragraph" style:parent-style-name="DocHeading2">
      <style:text-properties officeooo:rsid="00647331" officeooo:paragraph-rsid="00647331"/>
    </style:style>
    <style:style style:name="P73" style:family="paragraph" style:parent-style-name="DocHeading2">
      <style:text-properties officeooo:rsid="00585851" officeooo:paragraph-rsid="00585851"/>
    </style:style>
    <style:style style:name="P74" style:family="paragraph" style:parent-style-name="DocHeading1">
      <style:text-properties officeooo:rsid="00552f1e" officeooo:paragraph-rsid="00552f1e"/>
    </style:style>
    <style:style style:name="P75" style:family="paragraph" style:parent-style-name="DocHeading1">
      <style:text-properties officeooo:rsid="0057c3fb" officeooo:paragraph-rsid="0057c3fb"/>
    </style:style>
    <style:style style:name="P76" style:family="paragraph" style:parent-style-name="DocHeading1">
      <style:text-properties officeooo:rsid="00585851" officeooo:paragraph-rsid="00585851"/>
    </style:style>
    <style:style style:name="P77" style:family="paragraph" style:parent-style-name="DocHeading3">
      <style:text-properties officeooo:rsid="00597de7" officeooo:paragraph-rsid="00597de7"/>
    </style:style>
    <style:style style:name="P78" style:family="paragraph" style:parent-style-name="DocText">
      <style:text-properties officeooo:paragraph-rsid="00700ce1"/>
    </style:style>
    <style:style style:name="P79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365e"/>
    </style:style>
    <style:style style:name="T8" style:family="text">
      <style:text-properties officeooo:rsid="005dab6b"/>
    </style:style>
    <style:style style:name="T9" style:family="text">
      <style:text-properties officeooo:rsid="00607c83"/>
    </style:style>
    <style:style style:name="T10" style:family="text">
      <style:text-properties officeooo:rsid="005edef3"/>
    </style:style>
    <style:style style:name="T11" style:family="text">
      <style:text-properties officeooo:rsid="005fea62"/>
    </style:style>
    <style:style style:name="T12" style:family="text">
      <style:text-properties officeooo:rsid="00633b84"/>
    </style:style>
    <style:style style:name="T13" style:family="text">
      <style:text-properties officeooo:rsid="006403f5"/>
    </style:style>
    <style:style style:name="T14" style:family="text">
      <style:text-properties officeooo:rsid="00647331"/>
    </style:style>
    <style:style style:name="T15" style:family="text">
      <style:text-properties style:text-position="sub 58%" officeooo:rsid="00647331"/>
    </style:style>
    <style:style style:name="T16" style:family="text">
      <style:text-properties style:text-position="sub 58%" officeooo:rsid="0066045f"/>
    </style:style>
    <style:style style:name="T17" style:family="text">
      <style:text-properties style:text-position="sub 58%" style:font-name="Garamond1" officeooo:rsid="006761ec"/>
    </style:style>
    <style:style style:name="T18" style:family="text">
      <style:text-properties style:text-position="sub 58%" officeooo:rsid="005edef3"/>
    </style:style>
    <style:style style:name="T19" style:family="text">
      <style:text-properties style:text-position="sub 58%" style:font-name="Garamond" officeooo:rsid="005edef3"/>
    </style:style>
    <style:style style:name="T20" style:family="text">
      <style:text-properties style:text-position="sub 58%" style:font-name="Garamond" officeooo:rsid="00624410"/>
    </style:style>
    <style:style style:name="T21" style:family="text">
      <style:text-properties style:text-position="sub 58%" style:font-name="Garamond" officeooo:rsid="0065aef3"/>
    </style:style>
    <style:style style:name="T22" style:family="text">
      <style:text-properties style:text-position="0% 100%" officeooo:rsid="00647331"/>
    </style:style>
    <style:style style:name="T23" style:family="text">
      <style:text-properties style:text-position="0% 100%" officeooo:rsid="0066045f"/>
    </style:style>
    <style:style style:name="T24" style:family="text">
      <style:text-properties style:text-position="0% 100%" officeooo:rsid="005edef3"/>
    </style:style>
    <style:style style:name="T25" style:family="text">
      <style:text-properties style:text-position="0% 100%" style:font-name="Garamond1" officeooo:rsid="005edef3"/>
    </style:style>
    <style:style style:name="T26" style:family="text">
      <style:text-properties style:text-position="0% 100%" style:font-name="Garamond1" officeooo:rsid="0065aef3"/>
    </style:style>
    <style:style style:name="T27" style:family="text">
      <style:text-properties style:text-position="0% 100%" style:font-name="Garamond" officeooo:rsid="005edef3"/>
    </style:style>
    <style:style style:name="T28" style:family="text">
      <style:text-properties style:text-position="0% 100%" style:font-name="Garamond" officeooo:rsid="00624410"/>
    </style:style>
    <style:style style:name="T29" style:family="text">
      <style:text-properties style:text-position="0% 100%" style:font-name="Garamond" officeooo:rsid="0065aef3"/>
    </style:style>
    <style:style style:name="T30" style:family="text">
      <style:text-properties style:text-position="0% 100%" style:font-name="Garamond" officeooo:rsid="00644f63"/>
    </style:style>
    <style:style style:name="T31" style:family="text">
      <style:text-properties style:text-position="0% 100%" style:font-name="Garamond" officeooo:rsid="006b9090"/>
    </style:style>
    <style:style style:name="T32" style:family="text">
      <style:text-properties style:text-position="0% 100%" style:font-name="Garamond" officeooo:rsid="006cae6d"/>
    </style:style>
    <style:style style:name="T33" style:family="text">
      <style:text-properties style:text-position="0% 100%" style:font-name="Garamond" officeooo:rsid="006fc600"/>
    </style:style>
    <style:style style:name="T34" style:family="text">
      <style:text-properties style:text-position="0% 100%" style:font-name="Garamond" officeooo:rsid="007066c8"/>
    </style:style>
    <style:style style:name="T35" style:family="text">
      <style:text-properties style:text-position="0% 100%" officeooo:rsid="006761ec"/>
    </style:style>
    <style:style style:name="T36" style:family="text">
      <style:text-properties officeooo:rsid="006761ec"/>
    </style:style>
    <style:style style:name="T37" style:family="text">
      <style:text-properties style:font-name="Garamond1" officeooo:rsid="006761ec"/>
    </style:style>
    <style:style style:name="T38" style:family="text">
      <style:text-properties style:font-name="Garamond1" officeooo:rsid="00624410"/>
    </style:style>
    <style:style style:name="T39" style:family="text">
      <style:text-properties style:font-name="Garamond" officeooo:rsid="006761ec"/>
    </style:style>
    <style:style style:name="T40" style:family="text">
      <style:text-properties officeooo:rsid="00624410"/>
    </style:style>
    <style:style style:name="T41" style:family="text">
      <style:text-properties officeooo:rsid="0066c268"/>
    </style:style>
    <style:style style:name="T42" style:family="text">
      <style:text-properties officeooo:rsid="006ad02c"/>
    </style:style>
    <style:style style:name="T43" style:family="text">
      <style:text-properties officeooo:rsid="00683a7c"/>
    </style:style>
    <style:style style:name="T44" style:family="text">
      <style:text-properties officeooo:rsid="0063d15a"/>
    </style:style>
    <style:style style:name="T45" style:family="text">
      <style:text-properties officeooo:rsid="0065aef3"/>
    </style:style>
    <style:style style:name="T46" style:family="text">
      <style:text-properties officeooo:rsid="006a6ff1"/>
    </style:style>
    <style:style style:name="T47" style:family="text">
      <style:text-properties officeooo:rsid="006b9090"/>
    </style:style>
    <style:style style:name="T48" style:family="text">
      <style:text-properties officeooo:rsid="006c898f"/>
    </style:style>
    <style:style style:name="T49" style:family="text">
      <style:text-properties officeooo:rsid="006cae6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79"><text:title>Local Solution Derivative</text:title></text:p>
      <text:h text:style-name="P74" text:outline-level="1">Result</text:h>
      <text:p text:style-name="P18">This output provides the components of a solution at a local point on the ship, converted into translation components. <text:s/>The body solution may include elements of both translation and rotation within its equations of motion. <text:s/>Due to differences in phase angles, these elements combine in complex ways to form different resultant motions at local points on the ship. <text:s/>This output combines the rotation and translation components to resolve a single motion, composed of only three translation components at some user defined position.</text:p>
      <text:p text:style-name="P9"><text:span text:style-name="T11">When oFreq calculates the output, it </text:span><text:span text:style-name="T7">accounts for relative phase angles between all the body motions. <text:s/></text:span><text:span text:style-name="T11">The phase angles for body motions change depending on body encounter frequency. <text:s/>Because of this, the local solution is a linear function with respect to its physical position on the body, but non-linear with body en</text:span><text:span text:style-name="T46">c</text:span><text:span text:style-name="T11">ounter frequency.</text:span></text:p>
      <text:p text:style-name="P18">First, oFreq calculates the local motion at the point specified, and then it calculates the specified derivative of the solution at that point. <text:s/><text:span text:style-name="T8">It presents the value of the derivative for </text:span>the local solution<text:span text:style-name="T8">, detailed for each wave frequency specified. <text:s/>The user specifies the order of the derivative. <text:s/>oFreq also calculates the derivative values for standard desired derivatives (motion, velocity, and acceleration). <text:s/>However the user may have need to know </text:span>local<text:span text:style-name="T9"> </text:span><text:span text:style-name="T8">motions for higher order derivatives (possibly for designing a control system). <text:s/>The user can specify any order of derivative, and oFreq will present the output.</text:span></text:p>
      <text:h text:style-name="P71" text:outline-level="2">Units of Measurement</text:h>
      <text:p text:style-name="P13">The units of measurement depend on the order of derivative specified. <text:s/>The following formula may be used to calculate the units of the output.</text:p>
      <text:p text:style-name="P13"><draw:frame draw:style-name="fr1" draw:name="Object1" text:anchor-type="as-char" svg:width="0.9181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0"><text:span text:style-name="T10">Equation </text:span><text:span text:style-name="T10"><text:sequence text:ref-name="refEquation0" text:name="Equation" text:formula="ooow:Equation+1" style:num-format="1">1.1</text:sequence></text:span></text:p>
      <text:p text:style-name="P34">Variables:</text:p>
      <text:p text:style-name="P34"><text:span text:style-name="T7">m</text:span> = <text:tab/><text:span text:style-name="T7">Units of meters (m).</text:span></text:p>
      <text:p text:style-name="P34">s = <text:tab/>Units of seconds (s).</text:p>
      <text:p text:style-name="P34">N = <text:tab/>Order of derivative requested by the user.</text:p>
      <text:h text:style-name="P74" text:outline-level="1">Assumptions / <text:span text:style-name="T4">Limitations</text:span></text:h>
      <text:p text:style-name="P18">This output makes the following assumptions.</text:p>
      <text:list xml:id="list14983536772" text:style-name="L1">
        <text:list-item>
          <text:p text:style-name="P65">This outputs assumes rigid body motion.</text:p>
        </text:list-item>
        <text:list-item>
          <text:p text:style-name="P65"><text:soft-page-break/>This output assumes an oscillatory motion at a steady state value. <text:s/>Transient effects are ignored.</text:p>
        </text:list-item>
        <text:list-item>
          <text:p text:style-name="P67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  </text:list-item>
        <text:list-item>
          <text:p text:style-name="P68">Body motions are defined from the origin of the body coordinate system.</text:p>
        </text:list-item>
        <text:list-item>
          <text:p text:style-name="P68">The coordinates of the local point of output are known and resolved within the body coordinate system.</text:p>
        </text:list-item>
      </text:list>
      <text:h text:style-name="P75" text:outline-level="1"><text:span text:style-name="T3">Variable</text:span> Dependencies</text:h>
      <text:p text:style-name="P12">This output depends on the following variables.</text:p>
      <text:list xml:id="list3304720291" text:style-name="L2">
        <text:list-item>
          <text:p text:style-name="P69">Body encounter frequency.</text:p>
        </text:list-item>
        <text:list-item>
          <text:p text:style-name="P69">Global wave direction.</text:p>
        </text:list-item>
        <text:list-item>
          <text:p text:style-name="P69">Body heading.</text:p>
        </text:list-item>
        <text:list-item>
          <text:p text:style-name="P69">All the body input forces</text:p>
        </text:list-item>
        <text:list-item>
          <text:p text:style-name="P69">Global wave spectrum</text:p>
        </text:list-item>
        <text:list-item>
          <text:p text:style-name="P70">Requested order of derivative for output.</text:p>
        </text:list-item>
        <text:list-item>
          <text:p text:style-name="P66">Position specified for the local solution.</text:p>
        </text:list-item>
      </text:list>
      <text:h text:style-name="P74" text:outline-level="1">Derivation</text:h>
      <text:h text:style-name="P72" text:outline-level="2">Local Motion Calculation</text:h>
      <text:p text:style-name="P10"><text:span text:style-name="T12">The body motion variables are first converted into the local motion variables. <text:s/></text:span><text:span text:style-name="T12"><text:sequence-ref text:reference-format="category-and-value" text:ref-name="refEquation1">Equation 4.1</text:sequence-ref></text:span><text:span text:style-name="T12"> </text:span><text:span text:style-name="T13">resolves local translation on the X-axis, in the body coordinate system. <text:s/></text:span><text:span text:style-name="T13"><text:sequence-ref text:reference-format="category-and-value" text:ref-name="refEquation2">Equation 4.2</text:sequence-ref></text:span><text:span text:style-name="T13"> resolves local translation </text:span><text:span text:style-name="T14">o</text:span><text:span text:style-name="T13">n the Y-axis, in the body coordinate system. <text:s/></text:span><text:span text:style-name="T13"><text:sequence-ref text:reference-format="category-and-value" text:ref-name="refEquation3">Equation 4.3</text:sequence-ref></text:span><text:span text:style-name="T13"> resolves local translation </text:span><text:span text:style-name="T14">o</text:span><text:span text:style-name="T13">n the Z-axis, in the body coordinate system. <text:s/>All equations assume the solution for the body motion variables is known.</text:span></text:p>
      <text:p text:style-name="P20"><draw:frame draw:style-name="fr1" draw:name="Object2" text:anchor-type="as-char" svg:width="1.4299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13">Equation </text:span><text:span text:style-name="T13"><text:sequence text:ref-name="refEquation1" text:name="Equation" text:formula="ooow:Equation+1" style:num-format="1">4.1</text:sequence></text:span></text:p>
      <text:p text:style-name="P51">Variables:</text:p>
      <text:p text:style-name="DocVariableDef"><text:span text:style-name="T14">s</text:span><text:span text:style-name="T15">1</text:span><text:span text:style-name="T22"> = <text:tab/>Local translation motion on the X-axis, in the body coordinate system.</text:span></text:p>
      <text:p text:style-name="DocVariableDef"><text:span text:style-name="T22">x</text:span><text:span text:style-name="T15">1</text:span><text:span text:style-name="T22"> = <text:tab/>Body motion variable, translation on the X-axis, in the body coordinate system.</text:span></text:p>
      <text:p text:style-name="DocVariableDef"><text:span text:style-name="T22">x</text:span><text:span text:style-name="T15">6</text:span><text:span text:style-name="T22"> = <text:tab/>Body motion variable, rotation about the Z-axis, in the body coordinate system.</text:span></text:p>
      <text:p text:style-name="DocVariableDef"><text:span text:style-name="T22">x</text:span><text:span text:style-name="T15">5</text:span><text:span text:style-name="T22"> = <text:tab/>Body motion variable, rotation about the Y-axis, in the body coordinate system.</text:span></text:p>
      <text:p text:style-name="DocVariableDef"><text:span text:style-name="T14">r</text:span><text:span text:style-name="T15">by</text:span><text:span text:style-name="T22"> = <text:tab/>Position of the local solution point, Y-axis coordinate.</text:span></text:p>
      <text:p text:style-name="DocVariableDef"><text:span text:style-name="T22">r</text:span><text:span text:style-name="T15">bz</text:span><text:span text:style-name="T22"> = <text:tab/>Position of the local solution point, Z-axis coordinate.</text:span></text:p>
      <text:p text:style-name="P45">underline notation denotes a complex number.</text:p>
      <text:p text:style-name="P27"><text:soft-page-break/></text:p>
      <text:p text:style-name="P27"><draw:frame draw:style-name="fr1" draw:name="Object3" text:anchor-type="as-char" svg:width="1.4409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13">Equation </text:span><text:span text:style-name="T13"><text:sequence text:ref-name="refEquation2" text:name="Equation" text:formula="ooow:Equation+1" style:num-format="1">4.2</text:sequence></text:span></text:p>
      <text:p text:style-name="P52">Variables:</text:p>
      <text:p text:style-name="P37"><text:span text:style-name="T14">s</text:span><text:span text:style-name="T15">2</text:span><text:span text:style-name="T22"> = <text:tab/>Local translation motion on the Y-axis, in the body coordinate system.</text:span></text:p>
      <text:p text:style-name="P37"><text:span text:style-name="T22">x</text:span><text:span text:style-name="T15">2</text:span><text:span text:style-name="T22"> = <text:tab/>Body motion variable, translation on the Y-axis, in the body coordinate system.</text:span></text:p>
      <text:p text:style-name="P37"><text:span text:style-name="T22">x</text:span><text:span text:style-name="T15">4</text:span><text:span text:style-name="T22"> = <text:tab/>Body motion variable, rotation about the X-axis, in the body coordinate system.</text:span></text:p>
      <text:p text:style-name="P37"><text:span text:style-name="T22">x</text:span><text:span text:style-name="T15">6</text:span><text:span text:style-name="T22"> = <text:tab/>Body motion variable, rotation about the Z-axis, in the body coordinate system.</text:span></text:p>
      <text:p text:style-name="P37"><text:span text:style-name="T14">r</text:span><text:span text:style-name="T15">bx</text:span><text:span text:style-name="T22"> = <text:tab/>Position of the local solution point, X-axis coordinate.</text:span></text:p>
      <text:p text:style-name="P37"><text:span text:style-name="T22">r</text:span><text:span text:style-name="T15">bz</text:span><text:span text:style-name="T22"> = <text:tab/>Position of the local solution point, Z-axis coordinate.</text:span></text:p>
      <text:p text:style-name="P46">underline notation denotes a complex number.</text:p>
      <text:p text:style-name="P28"/>
      <text:p text:style-name="P28"><draw:frame draw:style-name="fr1" draw:name="Object4" text:anchor-type="as-char" svg:width="1.4138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DocEquation"><text:span text:style-name="T13">Equation </text:span><text:span text:style-name="T13"><text:sequence text:ref-name="refEquation3" text:name="Equation" text:formula="ooow:Equation+1" style:num-format="1">4.3</text:sequence></text:span></text:p>
      <text:p text:style-name="P52">Variables:</text:p>
      <text:p text:style-name="P37"><text:span text:style-name="T14">s</text:span><text:span text:style-name="T16">3</text:span><text:span text:style-name="T22"> = <text:tab/>Local translation motion on the </text:span><text:span text:style-name="T23">Z</text:span><text:span text:style-name="T22">-axis, in the body coordinate system.</text:span></text:p>
      <text:p text:style-name="P37"><text:span text:style-name="T22">x</text:span><text:span text:style-name="T16">3</text:span><text:span text:style-name="T22"> = <text:tab/>Body motion variable, translation on the </text:span><text:span text:style-name="T23">Z</text:span><text:span text:style-name="T22">-axis, in the body coordinate system.</text:span></text:p>
      <text:p text:style-name="P37"><text:span text:style-name="T22">x</text:span><text:span text:style-name="T16">4</text:span><text:span text:style-name="T22"> = <text:tab/>Body motion variable, rotation about the </text:span><text:span text:style-name="T23">X</text:span><text:span text:style-name="T22">-axis, in the body coordinate system.</text:span></text:p>
      <text:p text:style-name="P37"><text:span text:style-name="T22">x</text:span><text:span text:style-name="T15">5</text:span><text:span text:style-name="T22"> = <text:tab/>Body motion variable, rotation about the Y-axis, in the body coordinate system.</text:span></text:p>
      <text:p text:style-name="P37"><text:span text:style-name="T14">r</text:span><text:span text:style-name="T15">b</text:span><text:span text:style-name="T16">x</text:span><text:span text:style-name="T22"> = <text:tab/>Position of the local solution point, </text:span><text:span text:style-name="T23">X</text:span><text:span text:style-name="T22">-axis coordinate.</text:span></text:p>
      <text:p text:style-name="P37"><text:span text:style-name="T22">r</text:span><text:span text:style-name="T15">b</text:span><text:span text:style-name="T16">y</text:span><text:span text:style-name="T22"> = <text:tab/>Position of the local solution point, </text:span><text:span text:style-name="T23">Y</text:span><text:span text:style-name="T22">-axis coordinate.</text:span></text:p>
      <text:p text:style-name="P46">underline notation denotes a complex number.</text:p>
      <text:h text:style-name="P72" text:outline-level="2">Derivations Based on Local Motion</text:h>
      <text:p text:style-name="P14"><text:span text:style-name="T36">All body motion variables are oscillatory motion of the form shown in </text:span><text:span text:style-name="T36"><text:sequence-ref text:reference-format="category-and-value" text:ref-name="refEquation4">Equation 4.4</text:sequence-ref></text:span><text:span text:style-name="T36">. <text:s/>And all local solutions are linear combinations of the body motion variables. <text:s/>Consequently, the local solution will also be of the form shown in </text:span><text:span text:style-name="T36"><text:sequence-ref text:reference-format="category-and-value" text:ref-name="refEquation4">Equation 4.4</text:sequence-ref></text:span><text:span text:style-name="T36">. <text:s/>Thus, any order of derivative can be obtained from direct calculation of the derivative of the local solution.</text:span></text:p>
      <text:p text:style-name="P21"><draw:frame draw:style-name="fr1" draw:name="Object5" text:anchor-type="as-char" svg:width="0.8492in" svg:height="0.213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36">Equation </text:span><text:span text:style-name="T36"><text:sequence text:ref-name="refEquation4" text:name="Equation" text:formula="ooow:Equation+1" style:num-format="1">4.4</text:sequence></text:span></text:p>
      <text:p text:style-name="P53">Variables:</text:p>
      <text:p text:style-name="P53">x = <text:tab/>Some generic body motion variable.</text:p>
      <text:p text:style-name="P53">X = <text:tab/>Amplitude of body motion variable.</text:p>
      <text:p text:style-name="P53">j = <text:tab/>Imaginary number.</text:p>
      <text:p text:style-name="P53">t = <text:tab/>Time.</text:p>
      <text:p text:style-name="DocVariableDef"><text:span text:style-name="T37">ω</text:span><text:span text:style-name="T17">b</text:span><text:span text:style-name="T39"> = <text:tab/>Body encounter frequency.</text:span></text:p>
      <text:p text:style-name="P54">Underline notation denotes complex variable.</text:p>
      <text:p text:style-name="P29"/>
      <text:p text:style-name="P11"><text:sequence-ref text:reference-format="category-and-value" text:ref-name="refEquation5">Equation 4.5</text:sequence-ref> <text:span text:style-name="T10">shows the calculation of any derivative of </text:span><text:span text:style-name="T36">the local solution</text:span><text:span text:style-name="T10">. <text:s/></text:span><text:span text:style-name="T36">The equation is applied the same wave to any of the three components of the local solution. <text:s/></text:span><text:span text:style-name="T10">This equation assumes the </text:span><text:span text:style-name="T36">local solution </text:span><text:span text:style-name="T10">variables are already solved.</text:span></text:p>
      <text:p text:style-name="P11"><draw:frame draw:style-name="fr1" draw:name="Object6" text:anchor-type="as-char" svg:width="1.1409in" svg:height="0.466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1"><text:span text:style-name="T10">Equation </text:span><text:span text:style-name="T10"><text:sequence text:ref-name="refEquation5" text:name="Equation" text:formula="ooow:Equation+1" style:num-format="1">4.5</text:sequence></text:span></text:p>
      <text:p text:style-name="P35">Variables:</text:p>
      <text:p text:style-name="P35">v = <text:tab/>Index of the <text:span text:style-name="T36">local solution </text:span>variable in question (numbere<text:span text:style-name="T36">d</text:span> <text:span text:style-name="T36">1 - 3</text:span>).</text:p>
      <text:p text:style-name="P35">i = <text:tab/>Order of derivative requested.</text:p>
      <text:p text:style-name="P47"><text:soft-page-break/><text:span text:style-name="T35">S</text:span><text:span text:style-name="T18">v</text:span><text:span text:style-name="T24"> = <text:tab/>Amplitude of </text:span><text:span text:style-name="T35">local solution variable, index v.</text:span></text:p>
      <text:p text:style-name="P38">j = <text:tab/>Imaginary number.</text:p>
      <text:p text:style-name="P47"><text:span text:style-name="T25">ω</text:span><text:span text:style-name="T19">b</text:span><text:span text:style-name="T27"> = <text:tab/>Body encounter frequency.</text:span></text:p>
      <text:p text:style-name="P39">Underline notation denotes a complex variable.</text:p>
      <text:p text:style-name="P23"/>
      <text:p text:style-name="P23">The calculation of any derivative for the <text:span text:style-name="T36">local solution </text:span>derivative depends on the body encounter frequency, and not the global wave frequency.</text:p>
      <text:p text:style-name="P61">Although derivatives of <text:span text:style-name="T36">the local solution </text:span>are calculated based on body encounter frequency, they can still be compared to the global wave frequency. <text:s/>The dependency is a valid comparison. <text:s/></text:p>
      <text:p text:style-name="P62">But do not extend this concept to the response amplitude operators. <text:s/>The calculation of the RAO depends on the exact encountered wave spectrum and can not be generalized to the global wave frequency.</text:p>
      <text:h text:style-name="P76" text:outline-level="1">Application to Custom Motion Models</text:h>
      <text:p text:style-name="P19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22">This output will still work with custom motion models, but it can only access information for motion variables 1 – 6. <text:s/>These outputs are reserved for rigid body motions. <text:s/>If you require local solution information that includes the effects of other custom motion variables, this output will not return an accurate solution. <text:s/>Consider developing a custom output.</text:p>
      <text:h text:style-name="P76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73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77" text:outline-level="3">RAO Normalization</text:h>
      <text:p text:style-name="P7"><text:span text:style-name="T40">For all </text:span><text:span text:style-name="T43">local solution variables</text:span><text:span text:style-name="T40">, the RAO is normalized based on wave amplitude for the given body </text:span><text:span text:style-name="T40">encounter spectrum. (</text:span><text:span text:style-name="T40"><text:sequence-ref text:reference-format="category-and-value" text:ref-name="refEquation6">Equation 6.1</text:sequence-ref></text:span><text:span text:style-name="T40">)</text:span></text:p>
      <text:p text:style-name="P7"><text:span text:style-name="T41">The </text:span><text:span text:style-name="T43">original local solution variables </text:span><text:span text:style-name="T41">were a complex variable, which tracked the magnitude of the response </text:span><text:soft-page-break/><text:span text:style-name="T41">and it phase angle relative to the incident wave. <text:s/>However, RAO's are often used to quickly generalize a set of results and apply them to another situation. <text:s/>In that case, the phase angle of the </text:span><text:span text:style-name="T42">force</text:span><text:span text:style-name="T41"> might not be accurate to the next situation. <text:s/>So only the magnitude of the RAO is reported. <text:s/>This provided a worst case scenario. <text:s/></text:span></text:p>
      <text:p text:style-name="P7"><text:span text:style-name="T41">In reality, the difference in phase angles mean that the maximum motions never occur at that same time. <text:s/>The real </text:span><text:span text:style-name="T42">motion </text:span><text:span text:style-name="T41">will always be less than the magnitude reported through the RAO. <text:s/>But the exact quantity can not be accurately reported through application of an RAO. <text:s/>The conservative approach was to only report the magnitude.</text:span></text:p>
      <text:p text:style-name="P15"><draw:frame draw:style-name="fr1" draw:name="Object7" text:anchor-type="as-char" svg:width="1.6965in" svg:height="0.807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1"><text:span text:style-name="T40">Equation </text:span><text:span text:style-name="T40"><text:sequence text:ref-name="refEquation6" text:name="Equation" text:formula="ooow:Equation+1" style:num-format="1">6.1</text:sequence></text:span></text:p>
      <text:p text:style-name="P48">Variables:</text:p>
      <text:p text:style-name="P47"><draw:frame draw:style-name="fr1" draw:name="Object8" text:anchor-type="as-char" svg:width="0.6898in" svg:height="0.513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span text:style-name="T40">Requested derivative of </text:span><text:span text:style-name="T43">the local solution variable</text:span><text:span text:style-name="T40"> for the body </text:span><text:span text:style-name="T48">for component v</text:span><text:span text:style-name="T40">.</text:span></text:p>
      <text:p text:style-name="P47"><text:span text:style-name="T38">ζ</text:span><text:span text:style-name="T20">0b</text:span><text:span text:style-name="T28"> = <text:tab/>Encountered wave amplitude for the body of index b.</text:span></text:p>
      <text:p text:style-name="P63">v = <text:tab/>Index of the local motion component requested (1 – 3).</text:p>
      <text:p text:style-name="P41">b = <text:tab/>Index of body specified.</text:p>
      <text:p text:style-name="P55">i = <text:tab/>Order of derivative.</text:p>
      <text:p text:style-name="P39">Underline notation denotes a complex variable.</text:p>
      <text:p text:style-name="P24"/>
      <text:h text:style-name="P77" text:outline-level="3">RAO Application</text:h>
      <text:p text:style-name="P16">The RAO can be applied with simply multiplying by the wave amplitude. <text:s/></text:p>
      <text:p text:style-name="P16"><draw:frame draw:style-name="fr1" draw:name="Object9" text:anchor-type="as-char" svg:width="1.7634in" svg:height="0.513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2"><text:span text:style-name="T44">Equation </text:span><text:span text:style-name="T44"><text:sequence text:ref-name="refEquation7" text:name="Equation" text:formula="ooow:Equation+1" style:num-format="1">6.2</text:sequence></text:span></text:p>
      <text:p text:style-name="P49">Variables:</text:p>
      <text:p text:style-name="P57"><text:span text:style-name="T38">ζ</text:span><text:span text:style-name="T20">0b</text:span><text:span text:style-name="T28"> = <text:tab/><text:tab/>Encountered wave amplitude for the body of index b.</text:span></text:p>
      <text:p text:style-name="P64">v = <text:tab/><text:tab/>Index of the local motion component requested (1 – 3).</text:p>
      <text:p text:style-name="P44">i = <text:tab/><text:tab/>Order of derivative.</text:p>
      <text:p text:style-name="P42">b = <text:tab/><text:tab/>Index of body specified.</text:p>
      <text:p text:style-name="P60"><text:span text:style-name="T45"><draw:frame draw:style-name="fr1" draw:name="Object14" text:anchor-type="as-char" svg:width="1.0445in" svg:height="0.513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5"><text:tab/>Response amplitude operator (RAO) to convert from body wave amplitude to </text:span><text:span text:style-name="T47">local</text:span><text:span text:style-name="T45"> motion derivative, </text:span><text:span text:style-name="T49">for component v</text:span><text:span text:style-name="T45">.</text:span></text:p>
      <text:p text:style-name="P40"/>
      <text:p text:style-name="P25"/>
      <text:p text:style-name="P78"><text:span text:style-name="T30">Sometimes, it is more convenient to apply the RAO directly to the wave energy spectrum. <text:s/>There are two wave energy spectra to select from: <text:s/>the body encounter spectrum, and the global wave spectrum. <text:s/></text:span><text:span text:style-name="T30"><text:sequence-ref text:reference-format="category-and-value" text:ref-name="refEquation8">Equation 6.3</text:sequence-ref></text:span><text:span text:style-name="T30"> shows application of the global wave spectrum. <text:s/>This includes </text:span><text:span text:style-name="T29">application of an additional RAO to convert from the global wave spectrum to the body encounter spectrum. <text:s/></text:span><text:span text:style-name="T33">The output from this calculation is the spectral energy density of the </text:span><text:span text:style-name="T34">requested derivative </text:span><text:span text:style-name="T33">of the local solution.</text:span></text:p>
      <text:p text:style-name="P26"><text:soft-page-break/><draw:frame draw:style-name="fr1" draw:name="Object10" text:anchor-type="as-char" svg:width="3.3362in" svg:height="0.566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2"><text:span text:style-name="T30">Equation </text:span><text:span text:style-name="T30"><text:sequence text:ref-name="refEquation8" text:name="Equation" text:formula="ooow:Equation+1" style:num-format="1">6.3</text:sequence></text:span></text:p>
      <text:p text:style-name="P43">Variables:</text:p>
      <text:p text:style-name="P59"><text:span text:style-name="T29"><draw:frame draw:style-name="fr1" draw:name="Object11" text:anchor-type="as-char" svg:width="1.0445in" svg:height="0.513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"><text:tab/>Response amplitude operator (RAO) to convert from body wave amplitude to </text:span><text:span text:style-name="T31">local</text:span><text:span text:style-name="T29"> motion derivative, </text:span><text:span text:style-name="T32">for component v</text:span><text:span text:style-name="T29">.</text:span></text:p>
      <text:p text:style-name="P59"><text:span text:style-name="T29"><draw:frame draw:style-name="fr1" draw:name="Object12" text:anchor-type="as-char" svg:width="1.1264in" svg:height="0.212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"><text:tab/>RAO to convert from global wave spectrum to body encountered spectrum.</text:span></text:p>
      <text:p text:style-name="P58"><text:span text:style-name="T29">S(</text:span><text:span text:style-name="T26">ω</text:span><text:span text:style-name="T21">G</text:span><text:span text:style-name="T29">) = <text:tab/>Global wave spectrum, spectral energy density.</text:span></text:p>
      <text:h text:style-name="P73" text:outline-level="2">RAO Units</text:h>
      <text:p text:style-name="P6">The units of the resulting RAO output can become very confusing, depending on how the RAO gets calculated. <text:s/>This section clarifies by clearly stating the units for each RAO.</text:p>
      <text:p text:style-name="P8"><text:span text:style-name="T45">The units of the RAO depend on the order of derivative requested. <text:s/></text:span><text:span text:style-name="T45"><text:sequence-ref text:reference-format="category-and-value" text:ref-name="refEquation9">Equation 6.4</text:sequence-ref></text:span><text:span text:style-name="T45"> provides the formula to determine the units for the RAO of the output.</text:span></text:p>
      <text:p text:style-name="P17"><draw:frame draw:style-name="fr1" draw:name="Object13" text:anchor-type="as-char" svg:width="1.7016in" svg:height="0.565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3"><text:span text:style-name="T45">Equation </text:span><text:span text:style-name="T45"><text:sequence text:ref-name="refEquation9" text:name="Equation" text:formula="ooow:Equation+1" style:num-format="1">6.4</text:sequence></text:span></text:p>
      <text:p text:style-name="P36">Variables:</text:p>
      <text:p text:style-name="P50">m = <text:tab/>Units of meters (m).</text:p>
      <text:p text:style-name="P36">s = <text:tab/>Units of seconds (s).</text:p>
      <text:p text:style-name="P56">N = <text:tab/>Order of derivative requested by the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20_local_derivative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2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9T08:42:20</meta:creation-date>
    <meta:editing-cycles>17</meta:editing-cycles>
    <meta:editing-duration>PT1H38M47S</meta:editing-duration>
    <dc:description>Calculation of local solution derivative.</dc:description>
    <dc:subject>T04-0050.0020</dc:subject>
    <dc:title>Local Solution Derivative</dc:title>
    <dc:date>2014-04-19T10:49:04</dc:date>
    <meta:document-statistic meta:table-count="0" meta:image-count="0" meta:object-count="14" meta:page-count="6" meta:paragraph-count="136" meta:word-count="1772" meta:character-count="10904" meta:non-whitespace-character-count="91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m</mi>
          <mo stretchy="false">/</mo>
          <msup>
            <mi>s</mi>
            <mi>N</mi>
          </msup>
        </mrow>
      </mrow>
    </mrow>
    <annotation encoding="StarMath 5.0">units = m / s^N</annotation>
  </semantics>
</math>
</file>

<file path=Object 10/content.xml><?xml version="1.0" encoding="utf-8"?>
<math xmlns="http://www.w3.org/1998/Math/MathML">
  <semantics>
    <mrow>
      <mi>S</mi>
      <mrow>
        <mfenced open="(" close=")">
          <mrow>
            <mfrac>
              <mrow>
                <msup>
                  <mi>d</mi>
                  <mi>i</mi>
                </msup>
                <msub>
                  <mi>S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frac>
                      <mrow>
                        <msup>
                          <mi>d</mi>
                          <mi>i</mi>
                        </msup>
                        <msub>
                          <mi>S</mi>
                          <mi>v</mi>
                        </msub>
                      </mrow>
                      <mrow>
                        <mi>d</mi>
                        <msup>
                          <mi>t</mi>
                          <mi>i</mi>
                        </msup>
                      </mrow>
                    </mfrac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{d^i S_v} over {d t^i} right ) = left ( RAO left ( {d^i S_v} over {d t^i} right ) right )^2 cdot left [ RAO(S(%omega_G)) cdot S(%omega_G) right ]</annotation>
  </semantics>
</math>
</file>

<file path=Object 11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i>i</mi>
                </msup>
                <msub>
                  <mi>S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i/>
      </mrow>
    </mrow>
    <annotation encoding="StarMath 5.0">RAO left ( {d^i S_v} over {d t^i} right ) = ~</annotation>
  </semantics>
</math>
</file>

<file path=Object 12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3/content.xml><?xml version="1.0" encoding="utf-8"?>
<math xmlns="http://www.w3.org/1998/Math/MathML">
  <semantics>
    <mrow>
      <mrow>
        <msub>
          <mfenced open="[" close="]">
            <mrow>
              <mi mathvariant="italic">RAO</mi>
              <mfenced open="(" close=")">
                <mrow>
                  <mfrac>
                    <mrow>
                      <msup>
                        <mi>d</mi>
                        <mi>i</mi>
                      </msup>
                      <msub>
                        <mi>S</mi>
                        <mi>v</mi>
                      </msub>
                    </mrow>
                    <mrow>
                      <mi>d</mi>
                      <msup>
                        <mi>t</mi>
                        <mi>i</mi>
                      </msup>
                    </mrow>
                  </mfrac>
                </mrow>
              </mfenced>
            </mrow>
          </mfenced>
          <mi mathvariant="italic">units</mi>
        </msub>
        <mo stretchy="false">=</mo>
        <mfrac>
          <mi>m</mi>
          <mrow>
            <mi>m</mi>
            <msup>
              <mi>s</mi>
              <mi>N</mi>
            </msup>
          </mrow>
        </mfrac>
      </mrow>
    </mrow>
    <annotation encoding="StarMath 5.0">left [ RAO left ( {d^i S_v} over {d t^i} right ) right ]_units = m over {m s^N}</annotation>
  </semantics>
</math>
</file>

<file path=Object 14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i>i</mi>
                </msup>
                <msub>
                  <mi>S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i/>
      </mrow>
    </mrow>
    <annotation encoding="StarMath 5.0">RAO left ( {d^i S_v} over {d t^i} right ) = ~</annotation>
  </semantics>
</math>
</file>

<file path=Object 2/content.xml><?xml version="1.0" encoding="utf-8"?>
<math xmlns="http://www.w3.org/1998/Math/MathML">
  <semantics>
    <mrow>
      <mrow>
        <munder accentunder="true">
          <msub>
            <mi>s</mi>
            <mn>1</mn>
          </msub>
          <mo>̲</mo>
        </munder>
        <mo stretchy="false">=</mo>
        <mrow>
          <munder accentunder="true">
            <msub>
              <mi>x</mi>
              <mn>1</mn>
            </msub>
            <mo>̲</mo>
          </munder>
          <mo stretchy="false">−</mo>
          <msub>
            <mi>r</mi>
            <mi mathvariant="italic">by</mi>
          </msub>
        </mrow>
      </mrow>
      <mrow>
        <munder accentunder="true">
          <msub>
            <mi>x</mi>
            <mn>6</mn>
          </msub>
          <mo>̲</mo>
        </munder>
        <mo stretchy="false">+</mo>
        <msub>
          <mi>r</mi>
          <mi mathvariant="italic">bz</mi>
        </msub>
      </mrow>
      <munder accentunder="true">
        <msub>
          <mi>x</mi>
          <mn>5</mn>
        </msub>
        <mo>̲</mo>
      </munder>
    </mrow>
    <annotation encoding="StarMath 5.0">underline s_1 = underline x_1 - r_by underline x_6 + r_bz underline x_5</annotation>
  </semantics>
</math>
</file>

<file path=Object 3/content.xml><?xml version="1.0" encoding="utf-8"?>
<math xmlns="http://www.w3.org/1998/Math/MathML">
  <semantics>
    <mrow>
      <mrow>
        <munder accentunder="true">
          <msub>
            <mi>s</mi>
            <mn>2</mn>
          </msub>
          <mo>̲</mo>
        </munder>
        <mo stretchy="false">=</mo>
        <mrow>
          <munder accentunder="true">
            <msub>
              <mi>x</mi>
              <mn>2</mn>
            </msub>
            <mo>̲</mo>
          </munder>
          <mo stretchy="false">−</mo>
          <msub>
            <mi>r</mi>
            <mi mathvariant="italic">bz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under accentunder="true">
        <msub>
          <mi>x</mi>
          <mn>6</mn>
        </msub>
        <mo>̲</mo>
      </munder>
    </mrow>
    <annotation encoding="StarMath 5.0">underline s_2 = underline x_2 - r_bz underline x_4 + r_bx underline x_6</annotation>
  </semantics>
</math>
</file>

<file path=Object 4/content.xml><?xml version="1.0" encoding="utf-8"?>
<math xmlns="http://www.w3.org/1998/Math/MathML">
  <semantics>
    <mrow>
      <mrow>
        <munder accentunder="true">
          <msub>
            <mi>s</mi>
            <mn>3</mn>
          </msub>
          <mo>̲</mo>
        </munder>
        <mo stretchy="false">=</mo>
        <mrow>
          <munder accentunder="true">
            <msub>
              <mi>x</mi>
              <mn>3</mn>
            </msub>
            <mo>̲</mo>
          </munder>
          <mo stretchy="false">+</mo>
          <msub>
            <mi>r</mi>
            <mi mathvariant="italic">by</mi>
          </msub>
        </mrow>
      </mrow>
      <mrow>
        <munder accentunder="true">
          <msub>
            <mi>x</mi>
            <mn>4</mn>
          </msub>
          <mo>̲</mo>
        </munder>
        <mo stretchy="false">+</mo>
        <msub>
          <mi>r</mi>
          <mi mathvariant="italic">bx</mi>
        </msub>
      </mrow>
      <munder accentunder="true">
        <msub>
          <mi>x</mi>
          <mn>5</mn>
        </msub>
        <mo>̲</mo>
      </munder>
    </mrow>
    <annotation encoding="StarMath 5.0">underline s_3 = underline x_3 + r_by underline x_4 + r_bx underline x_5</annotation>
  </semantics>
</math>
</file>

<file path=Object 5/content.xml><?xml version="1.0" encoding="utf-8"?>
<math xmlns="http://www.w3.org/1998/Math/MathML">
  <semantics>
    <mrow>
      <mrow>
        <munder accentunder="true">
          <mi>x</mi>
          <mo>̲</mo>
        </munder>
        <mo stretchy="false">=</mo>
        <munder accentunder="true">
          <mi>X</mi>
          <mo>̲</mo>
        </munder>
      </mrow>
      <msup>
        <mi>e</mi>
        <mrow>
          <mo stretchy="false">(</mo>
          <mrow>
            <mi>j</mi>
            <msub>
              <mo stretchy="false">ω</mo>
              <mi>b</mi>
            </msub>
            <mi>t</mi>
          </mrow>
          <mo stretchy="false">)</mo>
        </mrow>
      </msup>
    </mrow>
    <annotation encoding="StarMath 5.0">underline x = underline X e^(j %omega_b t)</annotation>
  </semantics>
</math>
</file>

<file path=Object 6/content.xml><?xml version="1.0" encoding="utf-8"?>
<math xmlns="http://www.w3.org/1998/Math/MathML">
  <semantics>
    <mrow>
      <mrow>
        <mfrac>
          <mrow>
            <msup>
              <mi>d</mi>
              <mi>i</mi>
            </msup>
            <munder accentunder="true">
              <msub>
                <mi>S</mi>
                <mi>v</mi>
              </msub>
              <mo>̲</mo>
            </munder>
          </mrow>
          <mrow>
            <mi>d</mi>
            <msup>
              <mi>t</mi>
              <mi>i</mi>
            </msup>
          </mrow>
        </mfrac>
        <mo stretchy="false">=</mo>
        <msup>
          <mfenced open="(" close=")">
            <mrow>
              <mi>j</mi>
              <msub>
                <mo stretchy="false">ω</mo>
                <mi>b</mi>
              </msub>
            </mrow>
          </mfenced>
          <mi>i</mi>
        </msup>
      </mrow>
      <munder accentunder="true">
        <msub>
          <mi>S</mi>
          <mi>v</mi>
        </msub>
        <mo>̲</mo>
      </munder>
    </mrow>
    <annotation encoding="StarMath 5.0">{d^i underline S_v} over {d t^i} = left ( j %omega_b right )^i underline S_v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i>i</mi>
                </msup>
                <msub>
                  <mi>S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fenced open="∥" close="∥">
          <mrow>
            <mfrac>
              <mfenced open="(" close=")">
                <mrow>
                  <mfrac>
                    <mrow>
                      <msup>
                        <mi>d</mi>
                        <mi>i</mi>
                      </msup>
                      <munder accentunder="true">
                        <msub>
                          <mi>S</mi>
                          <mi>v</mi>
                        </msub>
                        <mo>̲</mo>
                      </munder>
                    </mrow>
                    <mrow>
                      <mi>d</mi>
                      <msup>
                        <mi>t</mi>
                        <mi>i</mi>
                      </msup>
                    </mrow>
                  </mfrac>
                </mrow>
              </mfenced>
              <msub>
                <mo stretchy="false">ζ</mo>
                <mn>0b</mn>
              </msub>
            </mfrac>
          </mrow>
        </mfenced>
      </mrow>
    </mrow>
    <annotation encoding="StarMath 5.0">RAO left ( {d^i S_v} over {d t^i} right ) = left ldline left ({d^i underline S_v} over {d t^i} right ) over %zeta_0b right ldline</annotation>
  </semantics>
</math>
</file>

<file path=Object 8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d</mi>
                  <mi>i</mi>
                </msup>
                <munder accentunder="true">
                  <msub>
                    <mi>S</mi>
                    <mi>v</mi>
                  </msub>
                  <mo>̲</mo>
                </munder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i/>
      </mrow>
    </mrow>
    <annotation encoding="StarMath 5.0"> left ( {d^i underline S_v} over {d t^i} right ) = ~</annotation>
  </semantics>
</math>
</file>

<file path=Object 9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d</mi>
                  <mi>i</mi>
                </msup>
                <msub>
                  <mi>S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i mathvariant="italic">RAO</mi>
      </mrow>
      <mfenced open="(" close=")">
        <mrow>
          <mfrac>
            <mrow>
              <msup>
                <mi>d</mi>
                <mi>i</mi>
              </msup>
              <msub>
                <mi>S</mi>
                <mi>v</mi>
              </msub>
            </mrow>
            <mrow>
              <mi>d</mi>
              <msup>
                <mi>t</mi>
                <mi>i</mi>
              </msup>
            </mrow>
          </mfrac>
        </mrow>
      </mfenced>
      <mi/>
      <msub>
        <mo stretchy="false">ζ</mo>
        <mn>0b</mn>
      </msub>
    </mrow>
    <annotation encoding="StarMath 5.0">left ({d^i S_v} over {d t^i} right ) = RAO left ( {d^i S_v} over {d t^i} right ) ` %zeta_0b</annotation>
  </semantics>
</math>
</file>